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3.426cm" svg:height="15.444cm" svg:x="0.425cm" svg:y="5.276cm">
            <draw:object draw:notify-on-update-of-ranges="Sheet1.A2:Sheet1.A7 Sheet1.B1:Sheet1.B1 Sheet1.B2:Sheet1.B7 Sheet1.C1:Sheet1.C1 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Default"/>
          <table:table-cell table:style-name="Default" office:value-type="string" calcext:value-type="string">
            <text:p>Start hour</text:p>
          </table:table-cell>
          <table:table-cell office:value-type="string" calcext:value-type="string">
            <text:p>Hour's</text:p>
          </table:table-cell>
          <table:table-cell table:style-name="Default" office:value-type="string" calcext:value-type="string">
            <text:p>End hour</text:p>
          </table:table-cell>
        </table:table-row>
        <table:table-row table:style-name="ro2">
          <table:table-cell office:value-type="string" calcext:value-type="string">
            <text:p>Protocol preparation </text:p>
            <text:p>&amp; submission</text:p>
          </table:table-cell>
          <table:table-cell office:value-type="float" office:value="6" calcext:value-type="float">
            <text:p>6</text:p>
          </table:table-cell>
          <table:table-cell table:style-name="ce2" table:formula="of:=[.D2]-[.B2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Ethical clearance</text:p>
          </table:table-cell>
          <table:table-cell office:value-type="float" office:value="8" calcext:value-type="float">
            <text:p>8</text:p>
          </table:table-cell>
          <table:table-cell table:style-name="ce2" table:formula="of:=[.D3]-[.B3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re-testing of </text:p>
            <text:p>Questionnaire</text:p>
          </table:table-cell>
          <table:table-cell office:value-type="float" office:value="11" calcext:value-type="float">
            <text:p>11</text:p>
          </table:table-cell>
          <table:table-cell table:style-name="ce2" table:formula="of:=[.D4]-[.B4]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3" table:number-rows-repeated="2">
          <table:table-cell/>
          <table:table-cell table:style-name="ce3"/>
          <table:table-cell/>
          <table:table-cell table:style-name="ce3"/>
        </table:table-row>
        <table:table-row table:style-name="ro3">
          <table:table-cell/>
          <table:table-cell table:style-name="ce3"/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8P0"/>
    </number:currency-style>
    <number:date-style style:name="N109">
      <number:month number:textual="true"/>
      <number:text>/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.00.0000</text:date>, <text:time style:data-style-name="N2" text:time-value="0000-00-00T00:00:03.601737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8:29:40.595142382</meta:creation-date>
    <dc:title>ganttchartLO4</dc:title>
    <meta:editing-duration>PT10M10S</meta:editing-duration>
    <meta:editing-cycles>5</meta:editing-cycles>
    <meta:generator>LibreOffice/4.1.3.2$Linux_X86_64 LibreOffice_project/410m0$Build-2</meta:generator>
    <meta:initial-creator>Maciek </meta:initial-creator>
    <dc:date>2014-01-28T18:45:37.053165543</dc:date>
    <dc:creator>Maciek </dc:cre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6pt" fo:font-weight="bold" style:font-size-asian="13pt" style:font-size-complex="13pt"/>
    </style:style>
    <style:style style:name="ch3" style:family="chart">
      <style:chart-properties chart:scale-text="true"/>
      <style:text-properties fo:font-size="12pt" fo:font-style="italic" style:font-size-asian="11pt" style:font-size-complex="11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scale-text="true" chart:display-label="true" chart:logarithmic="false" chart:reverse-direction="tru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chart:scale-text="true" style:rotation-angle="90"/>
      <style:text-properties fo:font-size="12pt" fo:font-weight="bold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6" chart:maximum="21" chart:interval-major="1" chart:reverse-direction="false" text:line-break="false" chart:axis-position="end" style:rotation-angle="6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cale-text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579d1c"/>
    </style:style>
    <style:style style:name="ch15" style:family="chart">
      <style:chart-properties chart:solid-type="cuboid"/>
      <style:graphic-properties draw:fill-color="#996633"/>
    </style:style>
    <style:style style:name="ch16" style:family="chart">
      <style:chart-properties chart:solid-type="cuboid"/>
      <style:graphic-properties draw:fill-color="#3465a4"/>
    </style:style>
    <style:style style:name="ch17" style:family="chart" style:data-style-name="N0">
      <style:chart-properties chart:scale-text="true"/>
      <style:graphic-properties draw:stroke="none" draw:fill="none" draw:fill-color="#ffd32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427cm" svg:height="15.445cm" xlink:href=".." xlink:type="simple" chart:class="chart:bar" chart:style-name="ch1">
        <chart:title svg:x="13.158cm" svg:y="0.444cm" chart:style-name="ch2">
          <text:p>Harmonogram godzinowy</text:p>
        </chart:title>
        <chart:subtitle svg:x="14.004cm" svg:y="1.444cm" chart:style-name="ch3">
          <text:p>Projekt Nokia - Komunikator</text:p>
        </chart:subtitle>
        <chart:plot-area chart:style-name="ch4" table:cell-range-address="Sheet1.A1:Sheet1.D7" chart:data-source-has-labels="both" svg:x="0.254cm" svg:y="2.572cm" svg:width="32.433cm" svg:height="12.038cm">
          <chartooo:coordinate-region svg:x="4.421cm" svg:y="2.572cm" svg:width="28.093cm" svg:height="11.269cm"/>
          <chart:axis chart:dimension="x" chart:name="primary-x" chart:style-name="ch5" chartooo:axis-type="auto">
            <chartooo:date-scale/>
            <chart:title svg:x="0.001cm" svg:y="9.501cm" chart:style-name="ch6">
              <text:p>Procesy</text:p>
            </chart:title>
            <chart:categories table:cell-range-address="Sheet1.A2:Sheet1.A7"/>
          </chart:axis>
          <chart:axis chart:dimension="y" chart:name="primary-y" chart:style-name="ch7">
            <chart:title svg:x="15.56cm" svg:y="14.688cm" chart:style-name="ch8">
              <text:p>Godziny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bar">
            <chart:data-point chart:repeated="6"/>
          </chart:series>
          <chart:series chart:style-name="ch11" chart:values-cell-range-address="Sheet1.C2:Sheet1.C7" chart:label-cell-address="Sheet1.C1:Sheet1.C1" chart:class="chart:bar">
            <chart:data-point chart:style-name="ch12"/>
            <chart:data-point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Sheet1.D2:Sheet1.D7" chart:label-cell-address="Sheet1.D1:Sheet1.D1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hour</text:p>
                <draw:g>
                  <svg:desc>Sheet1.B1:Sheet1.B1</svg:desc>
                </draw:g>
              </table:table-cell>
              <table:table-cell office:value-type="string">
                <text:p>Hour's</text:p>
                <draw:g>
                  <svg:desc>Sheet1.C1:Sheet1.C1</svg:desc>
                </draw:g>
              </table:table-cell>
              <table:table-cell office:value-type="string">
                <text:p>End hou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tocol preparation 
&amp; submission</text:p>
                <draw:g>
                  <svg:desc>Sheet1.A2:Sheet1.A7</svg:desc>
                </draw:g>
              </table:table-cell>
              <table:table-cell office:value-type="float" office:value="6">
                <text:p>6</text:p>
                <draw:g>
                  <svg:desc>Sheet1.B2:Sheet1.B7</svg:desc>
                </draw:g>
              </table:table-cell>
              <table:table-cell office:value-type="float" office:value="2">
                <text:p>2</text:p>
                <draw:g>
                  <svg:desc>Sheet1.C2:Sheet1.C7</svg:desc>
                </draw:g>
              </table:table-cell>
              <table:table-cell office:value-type="float" office:value="8">
                <text:p>8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Ethical clearance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e-testing of 
Questionnaire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